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entury Gothic" svg:font-family="'Century Gothic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entury Gothic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ris Krysak Tomás, amb domicili a carrer Vasallo 22, de Maó (07703), amb DNI núm. 12345678K, tel: 97199999 </text:p>
      <text:p text:style-name="Standard"/>
      <text:p text:style-name="Standard"/>
      <text:p text:style-name="P1">EXPÒS:</text:p>
      <text:p text:style-name="P1"/>
      <text:p text:style-name="P1">Que som llicenciad en Dret per la Universitat de les Illes Balears i treball des de fa tres anys al despatx d’advocats Planchard i Fonoll.</text:p>
      <text:p text:style-name="P1"/>
      <text:p text:style-name="P1">Que complesc tots els requisits que s’hi demanen i aport la documentació corresponent.</text:p>
      <text:p text:style-name="P1"/>
      <text:p text:style-name="P1">Per tot açò,</text:p>
      <text:p text:style-name="P1">SOL·LICIT:</text:p>
      <text:p text:style-name="P1"/>
      <text:p text:style-name="P1">Que sigui admesa aquesta sol·licitud per per prendre part en el procés selectiu de concurs oposició per a la plaça administrativa esmentada.</text:p>
      <text:p text:style-name="P1"/>
      <text:p text:style-name="P1">Maó, 28 de novembre de 2024</text:p>
      <text:p text:style-name="P1"/>
      <text:p text:style-name="P1"/>
      <text:p text:style-name="P1">Aris Krysak Tomás</text:p>
      <text:p text:style-name="P1"/>
      <text:p text:style-name="P1"/>
      <text:p text:style-name="P1">DEPARTAMENT DE RECURSOS HUMANS AJUNTAMENT DE MAÓ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entury Gothic" svg:font-family="'Century Gothic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s Jose</meta:initial-creator>
    <meta:creation-date>2024-12-11T20:19:42.67</meta:creation-date>
    <meta:document-statistic meta:table-count="0" meta:image-count="0" meta:object-count="0" meta:page-count="1" meta:paragraph-count="10" meta:word-count="99" meta:character-count="592"/>
    <dc:date>2024-12-11T20:39:41.24</dc:date>
    <dc:creator>Aris Jose</dc:creator>
    <meta:editing-duration>PT4M48S</meta:editing-duration>
    <meta:editing-cycles>1</meta:editing-cycles>
    <meta:generator>OpenOffice/4.1.15$Win32 OpenOffice.org_project/4115m2$Build-9813</meta:generator>
  </office:meta>
</office:document-meta>
</file>